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ableMatchNod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parableMatch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ableMatchNode.PreparableMatchNode( String type , String patter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ableMatch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